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3.73mm"/>
    </style:style>
    <style:style style:name="co2" style:family="table-column">
      <style:table-column-properties fo:break-before="auto" style:column-width="45.83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50.46mm"/>
    </style:style>
    <style:style style:name="co6" style:family="table-column">
      <style:table-column-properties fo:break-before="auto" style:column-width="37.1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8.01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52.63mm"/>
    </style:style>
    <style:style style:name="co11" style:family="table-column">
      <style:table-column-properties fo:break-before="auto" style:column-width="39.3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43.92mm"/>
    </style:style>
    <style:style style:name="co14" style:family="table-column">
      <style:table-column-properties fo:break-before="auto" style:column-width="30.59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gold_standard</text:p>
          </table:table-cell>
          <table:table-cell office:value-type="string" calcext:value-type="string">
            <text:p>mfs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dijkstra_frasal</text:p>
          </table:table-cell>
          <table:table-cell office:value-type="string" calcext:value-type="string">
            <text:p>dijkstra_pop2010</text:p>
          </table:table-cell>
          <table:table-cell office:value-type="string" calcext:value-type="string">
            <text:p>aco_dist</text:p>
          </table:table-cell>
          <table:table-cell/>
        </table:table-row>
        <table:table-row table:style-name="ro1">
          <table:table-cell office:value-type="string" calcext:value-type="string">
            <text:p>semeval2007.d000.s000.gpickle</text:p>
          </table:table-cell>
          <table:table-cell office:value-type="float" office:value="8.84889228512756" calcext:value-type="float">
            <text:p>8,8488922851</text:p>
          </table:table-cell>
          <table:table-cell office:value-type="float" office:value="8.78786224302887" calcext:value-type="float">
            <text:p>8,787862243</text:p>
          </table:table-cell>
          <table:table-cell office:value-type="float" office:value="9.27719613662914" calcext:value-type="float">
            <text:p>9,2771961366</text:p>
          </table:table-cell>
          <table:table-cell table:number-columns-repeated="2" office:value-type="float" office:value="8.68761084370737" calcext:value-type="float">
            <text:p>8,6876108437</text:p>
          </table:table-cell>
          <table:table-cell office:value-type="float" office:value="8.19786789110343" calcext:value-type="float">
            <text:p>8,1978678911</text:p>
          </table:table-cell>
          <table:table-cell/>
        </table:table-row>
        <table:table-row table:style-name="ro1">
          <table:table-cell office:value-type="string" calcext:value-type="string">
            <text:p>semeval2013.d000.s006.gpickle</text:p>
          </table:table-cell>
          <table:table-cell office:value-type="float" office:value="17.9622063461464" calcext:value-type="float">
            <text:p>17,9622063461</text:p>
          </table:table-cell>
          <table:table-cell office:value-type="float" office:value="20.1898570506362" calcext:value-type="float">
            <text:p>20,1898570506</text:p>
          </table:table-cell>
          <table:table-cell office:value-type="float" office:value="23.5081834502954" calcext:value-type="float">
            <text:p>23,5081834503</text:p>
          </table:table-cell>
          <table:table-cell office:value-type="float" office:value="22.5618171415582" calcext:value-type="float">
            <text:p>22,5618171416</text:p>
          </table:table-cell>
          <table:table-cell office:value-type="float" office:value="22.3782749768786" calcext:value-type="float">
            <text:p>22,3782749769</text:p>
          </table:table-cell>
          <table:table-cell office:value-type="float" office:value="21.6158304835833" calcext:value-type="float">
            <text:p>21,6158304836</text:p>
          </table:table-cell>
          <table:table-cell/>
        </table:table-row>
        <table:table-row table:style-name="ro1">
          <table:table-cell office:value-type="string" calcext:value-type="string">
            <text:p>semeval2013.d001.s005.gpickle</text:p>
          </table:table-cell>
          <table:table-cell office:value-type="float" office:value="17.4657585004831" calcext:value-type="float">
            <text:p>17,4657585005</text:p>
          </table:table-cell>
          <table:table-cell office:value-type="float" office:value="17.2321887064246" calcext:value-type="float">
            <text:p>17,2321887064</text:p>
          </table:table-cell>
          <table:table-cell office:value-type="float" office:value="18.7985265161937" calcext:value-type="float">
            <text:p>18,7985265162</text:p>
          </table:table-cell>
          <table:table-cell office:value-type="float" office:value="16.0921571510673" calcext:value-type="float">
            <text:p>16,0921571511</text:p>
          </table:table-cell>
          <table:table-cell office:value-type="float" office:value="16.756695156033" calcext:value-type="float">
            <text:p>16,756695156</text:p>
          </table:table-cell>
          <table:table-cell office:value-type="float" office:value="18.2879965190644" calcext:value-type="float">
            <text:p>18,2879965191</text:p>
          </table:table-cell>
          <table:table-cell/>
        </table:table-row>
        <table:table-row table:style-name="ro1">
          <table:table-cell office:value-type="string" calcext:value-type="string">
            <text:p>semeval2013.d003.s009.gpickle</text:p>
          </table:table-cell>
          <table:table-cell office:value-type="float" office:value="11.2174897484778" calcext:value-type="float">
            <text:p>11,2174897485</text:p>
          </table:table-cell>
          <table:table-cell office:value-type="float" office:value="9.70307541504239" calcext:value-type="float">
            <text:p>9,703075415</text:p>
          </table:table-cell>
          <table:table-cell office:value-type="float" office:value="11.2174897484778" calcext:value-type="float">
            <text:p>11,2174897485</text:p>
          </table:table-cell>
          <table:table-cell office:value-type="float" office:value="11.43599912547" calcext:value-type="float">
            <text:p>11,4359991255</text:p>
          </table:table-cell>
          <table:table-cell office:value-type="float" office:value="12.1583333588021" calcext:value-type="float">
            <text:p>12,1583333588</text:p>
          </table:table-cell>
          <table:table-cell office:value-type="float" office:value="11.2174897484778" calcext:value-type="float">
            <text:p>11,2174897485</text:p>
          </table:table-cell>
          <table:table-cell/>
        </table:table-row>
        <table:table-row table:style-name="ro1">
          <table:table-cell office:value-type="string" calcext:value-type="string">
            <text:p>semeval2013.d010.s019.gpickle</text:p>
          </table:table-cell>
          <table:table-cell office:value-type="float" office:value="3.74656734511727" calcext:value-type="float">
            <text:p>3,7465673451</text:p>
          </table:table-cell>
          <table:table-cell office:value-type="float" office:value="5.00095207987326" calcext:value-type="float">
            <text:p>5,0009520799</text:p>
          </table:table-cell>
          <table:table-cell office:value-type="float" office:value="5.22857271932737" calcext:value-type="float">
            <text:p>5,2285727193</text:p>
          </table:table-cell>
          <table:table-cell table:number-columns-repeated="2" office:value-type="float" office:value="3.38819571736815" calcext:value-type="float">
            <text:p>3,3881957174</text:p>
          </table:table-cell>
          <table:table-cell office:value-type="float" office:value="4.60380335711742" calcext:value-type="float">
            <text:p>4,6038033571</text:p>
          </table:table-cell>
          <table:table-cell/>
        </table:table-row>
        <table:table-row table:style-name="ro1">
          <table:table-cell office:value-type="string" calcext:value-type="string">
            <text:p>semeval2013.d012.s010.gpickle</text:p>
          </table:table-cell>
          <table:table-cell office:value-type="float" office:value="24.247199575357" calcext:value-type="float">
            <text:p>24,2471995754</text:p>
          </table:table-cell>
          <table:table-cell office:value-type="float" office:value="24.2891720891482" calcext:value-type="float">
            <text:p>24,2891720891</text:p>
          </table:table-cell>
          <table:table-cell office:value-type="float" office:value="25.0001247063065" calcext:value-type="float">
            <text:p>25,0001247063</text:p>
          </table:table-cell>
          <table:table-cell office:value-type="float" office:value="17.0709714534114" calcext:value-type="float">
            <text:p>17,0709714534</text:p>
          </table:table-cell>
          <table:table-cell office:value-type="float" office:value="23.0967436929215" calcext:value-type="float">
            <text:p>23,0967436929</text:p>
          </table:table-cell>
          <table:table-cell office:value-type="float" office:value="18.3621490160958" calcext:value-type="float">
            <text:p>18,3621490161</text:p>
          </table:table-cell>
          <table:table-cell/>
        </table:table-row>
        <table:table-row table:style-name="ro1">
          <table:table-cell office:value-type="string" calcext:value-type="string">
            <text:p>semeval2015.d001.s004.gpickle</text:p>
          </table:table-cell>
          <table:table-cell office:value-type="float" office:value="14.9702006768521" calcext:value-type="float">
            <text:p>14,9702006769</text:p>
          </table:table-cell>
          <table:table-cell office:value-type="float" office:value="15.4709759647646" calcext:value-type="float">
            <text:p>15,4709759648</text:p>
          </table:table-cell>
          <table:table-cell office:value-type="float" office:value="17.6399482617395" calcext:value-type="float">
            <text:p>17,6399482617</text:p>
          </table:table-cell>
          <table:table-cell office:value-type="float" office:value="20.8945918385805" calcext:value-type="float">
            <text:p>20,8945918386</text:p>
          </table:table-cell>
          <table:table-cell office:value-type="float" office:value="20.9506702658153" calcext:value-type="float">
            <text:p>20,9506702658</text:p>
          </table:table-cell>
          <table:table-cell office:value-type="float" office:value="16.5939797065568" calcext:value-type="float">
            <text:p>16,5939797066</text:p>
          </table:table-cell>
          <table:table-cell/>
        </table:table-row>
        <table:table-row table:style-name="ro1">
          <table:table-cell office:value-type="string" calcext:value-type="string">
            <text:p>semeval2015.d001.s049.gpickle</text:p>
          </table:table-cell>
          <table:table-cell office:value-type="float" office:value="21.4696417433376" calcext:value-type="float">
            <text:p>21,4696417433</text:p>
          </table:table-cell>
          <table:table-cell office:value-type="float" office:value="21.727526337606" calcext:value-type="float">
            <text:p>21,7275263376</text:p>
          </table:table-cell>
          <table:table-cell office:value-type="float" office:value="21.0008796006484" calcext:value-type="float">
            <text:p>21,0008796006</text:p>
          </table:table-cell>
          <table:table-cell office:value-type="float" office:value="12.8271065676951" calcext:value-type="float">
            <text:p>12,8271065677</text:p>
          </table:table-cell>
          <table:table-cell office:value-type="float" office:value="14.6677545217387" calcext:value-type="float">
            <text:p>14,6677545217</text:p>
          </table:table-cell>
          <table:table-cell office:value-type="float" office:value="20.8669915785753" calcext:value-type="float">
            <text:p>20,8669915786</text:p>
          </table:table-cell>
          <table:table-cell/>
        </table:table-row>
        <table:table-row table:style-name="ro1">
          <table:table-cell office:value-type="string" calcext:value-type="string">
            <text:p>senseval3.d002.s007.gpickle</text:p>
          </table:table-cell>
          <table:table-cell office:value-type="float" office:value="100026.409222575" calcext:value-type="float">
            <text:p>100026,409222575</text:p>
          </table:table-cell>
          <table:table-cell office:value-type="float" office:value="100023.262854026" calcext:value-type="float">
            <text:p>100023,262854026</text:p>
          </table:table-cell>
          <table:table-cell office:value-type="float" office:value="100028.981929791" calcext:value-type="float">
            <text:p>100028,981929791</text:p>
          </table:table-cell>
          <table:table-cell office:value-type="float" office:value="24.359875995489" calcext:value-type="float">
            <text:p>24,3598759955</text:p>
          </table:table-cell>
          <table:table-cell office:value-type="float" office:value="23.9780380316578" calcext:value-type="float">
            <text:p>23,9780380317</text:p>
          </table:table-cell>
          <table:table-cell office:value-type="float" office:value="21.3676598610985" calcext:value-type="float">
            <text:p>21,3676598611</text:p>
          </table:table-cell>
          <table:table-cell/>
        </table:table-row>
      </table:table>
      <table:table table:name="ratio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gold_standard_sim_jcn_ratio</text:p>
          </table:table-cell>
          <table:table-cell office:value-type="string" calcext:value-type="string">
            <text:p>mfs_sim_jcn_ratio</text:p>
          </table:table-cell>
          <table:table-cell office:value-type="string" calcext:value-type="string">
            <text:p>degree_sim_jcn_ratio</text:p>
          </table:table-cell>
          <table:table-cell office:value-type="string" calcext:value-type="string">
            <text:p>dijkstra_frasal_sim_jcn_ratio</text:p>
          </table:table-cell>
          <table:table-cell office:value-type="string" calcext:value-type="string">
            <text:p>dijkstra_pop2010_sim_jcn_ratio</text:p>
          </table:table-cell>
          <table:table-cell office:value-type="string" calcext:value-type="string">
            <text:p>aco_dist_sim_jcn_ratio</text:p>
          </table:table-cell>
        </table:table-row>
        <table:table-row table:style-name="ro1">
          <table:table-cell office:value-type="string" calcext:value-type="string">
            <text:p>semeval2007.d000.s000.gpickle</text:p>
          </table:table-cell>
          <table:table-cell office:value-type="float" office:value="9.94045758480554" calcext:value-type="float">
            <text:p>9,9404575848</text:p>
          </table:table-cell>
          <table:table-cell office:value-type="float" office:value="10.7316232086948" calcext:value-type="float">
            <text:p>10,7316232087</text:p>
          </table:table-cell>
          <table:table-cell office:value-type="float" office:value="22.6481271810575" calcext:value-type="float">
            <text:p>22,6481271811</text:p>
          </table:table-cell>
          <table:table-cell office:value-type="float" office:value="8.75262515262515" calcext:value-type="float">
            <text:p>8,7526251526</text:p>
          </table:table-cell>
          <table:table-cell office:value-type="float" office:value="7.40708324704891" calcext:value-type="float">
            <text:p>7,407083247</text:p>
          </table:table-cell>
          <table:table-cell office:value-type="float" office:value="14.410600485306" calcext:value-type="float">
            <text:p>14,4106004853</text:p>
          </table:table-cell>
        </table:table-row>
        <table:table-row table:style-name="ro1">
          <table:table-cell office:value-type="string" calcext:value-type="string">
            <text:p>semeval2013.d000.s006.gpickle</text:p>
          </table:table-cell>
          <table:table-cell office:value-type="float" office:value="22.8462586616902" calcext:value-type="float">
            <text:p>22,8462586617</text:p>
          </table:table-cell>
          <table:table-cell office:value-type="float" office:value="49.9065330121725" calcext:value-type="float">
            <text:p>49,9065330122</text:p>
          </table:table-cell>
          <table:table-cell office:value-type="float" office:value="102.648672436208" calcext:value-type="float">
            <text:p>102,6486724362</text:p>
          </table:table-cell>
          <table:table-cell office:value-type="float" office:value="152.74588064679" calcext:value-type="float">
            <text:p>152,7458806468</text:p>
          </table:table-cell>
          <table:table-cell office:value-type="float" office:value="89.2240363268156" calcext:value-type="float">
            <text:p>89,2240363268</text:p>
          </table:table-cell>
          <table:table-cell office:value-type="float" office:value="71.7247171463349" calcext:value-type="float">
            <text:p>71,7247171463</text:p>
          </table:table-cell>
        </table:table-row>
        <table:table-row table:style-name="ro1">
          <table:table-cell office:value-type="string" calcext:value-type="string">
            <text:p>semeval2013.d001.s005.gpickle</text:p>
          </table:table-cell>
          <table:table-cell office:value-type="float" office:value="33.7147340309815" calcext:value-type="float">
            <text:p>33,714734031</text:p>
          </table:table-cell>
          <table:table-cell office:value-type="float" office:value="30.8131069453217" calcext:value-type="float">
            <text:p>30,8131069453</text:p>
          </table:table-cell>
          <table:table-cell office:value-type="float" office:value="46.7002271511323" calcext:value-type="float">
            <text:p>46,7002271511</text:p>
          </table:table-cell>
          <table:table-cell office:value-type="float" office:value="26.7990395101592" calcext:value-type="float">
            <text:p>26,7990395102</text:p>
          </table:table-cell>
          <table:table-cell office:value-type="float" office:value="37.9991265850803" calcext:value-type="float">
            <text:p>37,9991265851</text:p>
          </table:table-cell>
          <table:table-cell office:value-type="float" office:value="46.7002271511323" calcext:value-type="float">
            <text:p>46,7002271511</text:p>
          </table:table-cell>
        </table:table-row>
        <table:table-row table:style-name="ro1">
          <table:table-cell office:value-type="string" calcext:value-type="string">
            <text:p>semeval2013.d003.s009.gpickle</text:p>
          </table:table-cell>
          <table:table-cell office:value-type="float" office:value="26.3788816950878" calcext:value-type="float">
            <text:p>26,3788816951</text:p>
          </table:table-cell>
          <table:table-cell office:value-type="float" office:value="7.94428930218212" calcext:value-type="float">
            <text:p>7,9442893022</text:p>
          </table:table-cell>
          <table:table-cell office:value-type="float" office:value="26.3788816950878" calcext:value-type="float">
            <text:p>26,3788816951</text:p>
          </table:table-cell>
          <table:table-cell office:value-type="float" office:value="64.9401260255522" calcext:value-type="float">
            <text:p>64,9401260256</text:p>
          </table:table-cell>
          <table:table-cell office:value-type="float" office:value="19.1025366971711" calcext:value-type="float">
            <text:p>19,1025366972</text:p>
          </table:table-cell>
          <table:table-cell office:value-type="float" office:value="26.3788816950878" calcext:value-type="float">
            <text:p>26,3788816951</text:p>
          </table:table-cell>
        </table:table-row>
        <table:table-row table:style-name="ro1">
          <table:table-cell office:value-type="string" calcext:value-type="string">
            <text:p>semeval2013.d010.s019.gpickle</text:p>
          </table:table-cell>
          <table:table-cell office:value-type="float" office:value="3.91483074814619" calcext:value-type="float">
            <text:p>3,9148307481</text:p>
          </table:table-cell>
          <table:table-cell office:value-type="float" office:value="18.7537541017084" calcext:value-type="float">
            <text:p>18,7537541017</text:p>
          </table:table-cell>
          <table:table-cell office:value-type="float" office:value="23.2194158844767" calcext:value-type="float">
            <text:p>23,2194158845</text:p>
          </table:table-cell>
          <table:table-cell office:value-type="float" office:value="3.65599120719295" calcext:value-type="float">
            <text:p>3,6559912072</text:p>
          </table:table-cell>
          <table:table-cell office:value-type="float" office:value="11.8730085748474" calcext:value-type="float">
            <text:p>11,8730085748</text:p>
          </table:table-cell>
          <table:table-cell office:value-type="float" office:value="4.92486190565325" calcext:value-type="float">
            <text:p>4,9248619057</text:p>
          </table:table-cell>
        </table:table-row>
        <table:table-row table:style-name="ro1">
          <table:table-cell office:value-type="string" calcext:value-type="string">
            <text:p>semeval2013.d012.s010.gpickle</text:p>
          </table:table-cell>
          <table:table-cell office:value-type="float" office:value="33.0759126528495" calcext:value-type="float">
            <text:p>33,0759126528</text:p>
          </table:table-cell>
          <table:table-cell office:value-type="float" office:value="33.9481307151113" calcext:value-type="float">
            <text:p>33,9481307151</text:p>
          </table:table-cell>
          <table:table-cell office:value-type="float" office:value="97.8333730753961" calcext:value-type="float">
            <text:p>97,8333730754</text:p>
          </table:table-cell>
          <table:table-cell office:value-type="float" office:value="28.5216040671495" calcext:value-type="float">
            <text:p>28,5216040671</text:p>
          </table:table-cell>
          <table:table-cell office:value-type="float" office:value="33.3183590679885" calcext:value-type="float">
            <text:p>33,318359068</text:p>
          </table:table-cell>
          <table:table-cell office:value-type="float" office:value="89.7291781589314" calcext:value-type="float">
            <text:p>89,7291781589</text:p>
          </table:table-cell>
        </table:table-row>
        <table:table-row table:style-name="ro1">
          <table:table-cell office:value-type="string" calcext:value-type="string">
            <text:p>semeval2015.d001.s004.gpickle</text:p>
          </table:table-cell>
          <table:table-cell office:value-type="float" office:value="49.6962271305337" calcext:value-type="float">
            <text:p>49,6962271305</text:p>
          </table:table-cell>
          <table:table-cell office:value-type="float" office:value="50.0557509400575" calcext:value-type="float">
            <text:p>50,0557509401</text:p>
          </table:table-cell>
          <table:table-cell office:value-type="float" office:value="60.6424830023215" calcext:value-type="float">
            <text:p>60,6424830023</text:p>
          </table:table-cell>
          <table:table-cell office:value-type="float" office:value="14.8743694812346" calcext:value-type="float">
            <text:p>14,8743694812</text:p>
          </table:table-cell>
          <table:table-cell office:value-type="float" office:value="15.3326582413481" calcext:value-type="float">
            <text:p>15,3326582413</text:p>
          </table:table-cell>
          <table:table-cell office:value-type="float" office:value="50.5137759938841" calcext:value-type="float">
            <text:p>50,5137759939</text:p>
          </table:table-cell>
        </table:table-row>
        <table:table-row table:style-name="ro1">
          <table:table-cell office:value-type="string" calcext:value-type="string">
            <text:p>semeval2015.d001.s049.gpickle</text:p>
          </table:table-cell>
          <table:table-cell office:value-type="float" office:value="4.01685893777075" calcext:value-type="float">
            <text:p>4,0168589378</text:p>
          </table:table-cell>
          <table:table-cell office:value-type="float" office:value="8.79820856227106" calcext:value-type="float">
            <text:p>8,7982085623</text:p>
          </table:table-cell>
          <table:table-cell office:value-type="float" office:value="24.1569003758177" calcext:value-type="float">
            <text:p>24,1569003758</text:p>
          </table:table-cell>
          <table:table-cell office:value-type="float" office:value="6.68190107485749" calcext:value-type="float">
            <text:p>6,6819010749</text:p>
          </table:table-cell>
          <table:table-cell office:value-type="float" office:value="7.84461198981247" calcext:value-type="float">
            <text:p>7,8446119898</text:p>
          </table:table-cell>
          <table:table-cell office:value-type="float" office:value="21.7370258180521" calcext:value-type="float">
            <text:p>21,7370258181</text:p>
          </table:table-cell>
        </table:table-row>
        <table:table-row table:style-name="ro1">
          <table:table-cell office:value-type="string" calcext:value-type="string">
            <text:p>senseval3.d002.s007.gpickle</text:p>
          </table:table-cell>
          <table:table-cell office:value-type="float" office:value="100054.020722727" calcext:value-type="float">
            <text:p>100054,020722727</text:p>
          </table:table-cell>
          <table:table-cell office:value-type="float" office:value="100025.148572234" calcext:value-type="float">
            <text:p>100025,148572234</text:p>
          </table:table-cell>
          <table:table-cell office:value-type="float" office:value="100105.589971913" calcext:value-type="float">
            <text:p>100105,589971913</text:p>
          </table:table-cell>
          <table:table-cell office:value-type="float" office:value="26.9741435738441" calcext:value-type="float">
            <text:p>26,9741435738</text:p>
          </table:table-cell>
          <table:table-cell office:value-type="float" office:value="37.6405500106309" calcext:value-type="float">
            <text:p>37,6405500106</text:p>
          </table:table-cell>
          <table:table-cell office:value-type="float" office:value="41.5777339290895" calcext:value-type="float">
            <text:p>41,5777339291</text:p>
          </table:table-cell>
        </table:table-row>
      </table:table>
      <table:table table:name="als" table:style-name="ta1">
        <table:table-column table:style-name="co1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gold_standard_sim_als</text:p>
          </table:table-cell>
          <table:table-cell office:value-type="string" calcext:value-type="string">
            <text:p>mfs_sim_als</text:p>
          </table:table-cell>
          <table:table-cell office:value-type="string" calcext:value-type="string">
            <text:p>degree_sim_als</text:p>
          </table:table-cell>
          <table:table-cell office:value-type="string" calcext:value-type="string">
            <text:p>dijkstra_frasal_sim_als</text:p>
          </table:table-cell>
          <table:table-cell office:value-type="string" calcext:value-type="string">
            <text:p>dijkstra_pop2010_sim_als</text:p>
          </table:table-cell>
          <table:table-cell office:value-type="string" calcext:value-type="string">
            <text:p>aco_dist_sim_als</text:p>
          </table:table-cell>
        </table:table-row>
        <table:table-row table:style-name="ro1">
          <table:table-cell office:value-type="string" calcext:value-type="string">
            <text:p>semeval2007.d000.s000.gpickle</text:p>
          </table:table-cell>
          <table:table-cell office:value-type="float" office:value="-7.23004498658869" calcext:value-type="float">
            <text:p>-7,2300449866</text:p>
          </table:table-cell>
          <table:table-cell office:value-type="float" office:value="-6.6720024757206" calcext:value-type="float">
            <text:p>-6,6720024757</text:p>
          </table:table-cell>
          <table:table-cell office:value-type="float" office:value="-6.79412759534265" calcext:value-type="float">
            <text:p>-6,7941275953</text:p>
          </table:table-cell>
          <table:table-cell office:value-type="float" office:value="8.68761084370737" calcext:value-type="float">
            <text:p>8,6876108437</text:p>
          </table:table-cell>
          <table:table-cell office:value-type="float" office:value="8.88405606174246" calcext:value-type="float">
            <text:p>8,8840560617</text:p>
          </table:table-cell>
          <table:table-cell office:value-type="float" office:value="-7.4522242553716" calcext:value-type="float">
            <text:p>-7,4522242554</text:p>
          </table:table-cell>
        </table:table-row>
        <table:table-row table:style-name="ro1">
          <table:table-cell office:value-type="string" calcext:value-type="string">
            <text:p>semeval2013.d000.s006.gpickle</text:p>
          </table:table-cell>
          <table:table-cell office:value-type="float" office:value="-49.4504086150745" calcext:value-type="float">
            <text:p>-49,4504086151</text:p>
          </table:table-cell>
          <table:table-cell office:value-type="float" office:value="-43.8353987193724" calcext:value-type="float">
            <text:p>-43,8353987194</text:p>
          </table:table-cell>
          <table:table-cell office:value-type="float" office:value="-50.7648869511612" calcext:value-type="float">
            <text:p>-50,7648869512</text:p>
          </table:table-cell>
          <table:table-cell office:value-type="float" office:value="-37.5654105818063" calcext:value-type="float">
            <text:p>-37,5654105818</text:p>
          </table:table-cell>
          <table:table-cell office:value-type="float" office:value="-37.023790243156" calcext:value-type="float">
            <text:p>-37,0237902432</text:p>
          </table:table-cell>
          <table:table-cell office:value-type="float" office:value="-37.1877218093274" calcext:value-type="float">
            <text:p>-37,1877218093</text:p>
          </table:table-cell>
        </table:table-row>
        <table:table-row table:style-name="ro1">
          <table:table-cell office:value-type="string" calcext:value-type="string">
            <text:p>semeval2013.d001.s005.gpickle</text:p>
          </table:table-cell>
          <table:table-cell office:value-type="float" office:value="-65.5997306197208" calcext:value-type="float">
            <text:p>-65,5997306197</text:p>
          </table:table-cell>
          <table:table-cell office:value-type="float" office:value="-59.2621625078397" calcext:value-type="float">
            <text:p>-59,2621625078</text:p>
          </table:table-cell>
          <table:table-cell office:value-type="float" office:value="-65.0109059792156" calcext:value-type="float">
            <text:p>-65,0109059792</text:p>
          </table:table-cell>
          <table:table-cell office:value-type="float" office:value="-70.4707144028161" calcext:value-type="float">
            <text:p>-70,4707144028</text:p>
          </table:table-cell>
          <table:table-cell office:value-type="float" office:value="-72.4881055624359" calcext:value-type="float">
            <text:p>-72,4881055624</text:p>
          </table:table-cell>
          <table:table-cell office:value-type="float" office:value="-59.1578628372877" calcext:value-type="float">
            <text:p>-59,1578628373</text:p>
          </table:table-cell>
        </table:table-row>
        <table:table-row table:style-name="ro1">
          <table:table-cell office:value-type="string" calcext:value-type="string">
            <text:p>semeval2013.d003.s009.gpickle</text:p>
          </table:table-cell>
          <table:table-cell office:value-type="float" office:value="-23.1635798193341" calcext:value-type="float">
            <text:p>-23,1635798193</text:p>
          </table:table-cell>
          <table:table-cell office:value-type="float" office:value="-28.7167616128304" calcext:value-type="float">
            <text:p>-28,7167616128</text:p>
          </table:table-cell>
          <table:table-cell office:value-type="float" office:value="-23.1635798193341" calcext:value-type="float">
            <text:p>-23,1635798193</text:p>
          </table:table-cell>
          <table:table-cell table:number-columns-repeated="2" office:value-type="float" office:value="-23.1126533365804" calcext:value-type="float">
            <text:p>-23,1126533366</text:p>
          </table:table-cell>
          <table:table-cell office:value-type="float" office:value="-23.1635798193341" calcext:value-type="float">
            <text:p>-23,1635798193</text:p>
          </table:table-cell>
        </table:table-row>
        <table:table-row table:style-name="ro1">
          <table:table-cell office:value-type="string" calcext:value-type="string">
            <text:p>semeval2013.d010.s019.gpickle</text:p>
          </table:table-cell>
          <table:table-cell office:value-type="float" office:value="-13.6457809504794" calcext:value-type="float">
            <text:p>-13,6457809505</text:p>
          </table:table-cell>
          <table:table-cell office:value-type="float" office:value="-11.9190181532805" calcext:value-type="float">
            <text:p>-11,9190181533</text:p>
          </table:table-cell>
          <table:table-cell office:value-type="float" office:value="-13.6710987584637" calcext:value-type="float">
            <text:p>-13,6710987585</text:p>
          </table:table-cell>
          <table:table-cell table:number-columns-repeated="2" office:value-type="float" office:value="-14.527742616057" calcext:value-type="float">
            <text:p>-14,5277426161</text:p>
          </table:table-cell>
          <table:table-cell office:value-type="float" office:value="-11.9832884750894" calcext:value-type="float">
            <text:p>-11,9832884751</text:p>
          </table:table-cell>
        </table:table-row>
        <table:table-row table:style-name="ro1">
          <table:table-cell office:value-type="string" calcext:value-type="string">
            <text:p>semeval2013.d012.s010.gpickle</text:p>
          </table:table-cell>
          <table:table-cell table:number-columns-repeated="2" office:value-type="float" office:value="-2E+300" calcext:value-type="float">
            <text:p>-2E+300</text:p>
          </table:table-cell>
          <table:table-cell office:value-type="float" office:value="-1E+300" calcext:value-type="float">
            <text:p>-1E+300</text:p>
          </table:table-cell>
          <table:table-cell office:value-type="float" office:value="-2E+300" calcext:value-type="float">
            <text:p>-2E+300</text:p>
          </table:table-cell>
          <table:table-cell table:number-columns-repeated="2" office:value-type="float" office:value="-1E+300" calcext:value-type="float">
            <text:p>-1E+300</text:p>
          </table:table-cell>
        </table:table-row>
        <table:table-row table:style-name="ro1">
          <table:table-cell office:value-type="string" calcext:value-type="string">
            <text:p>semeval2015.d001.s004.gpickle</text:p>
          </table:table-cell>
          <table:table-cell office:value-type="float" office:value="14.9702006768521" calcext:value-type="float">
            <text:p>14,9702006769</text:p>
          </table:table-cell>
          <table:table-cell office:value-type="float" office:value="15.4709759647646" calcext:value-type="float">
            <text:p>15,4709759648</text:p>
          </table:table-cell>
          <table:table-cell office:value-type="float" office:value="17.6399482617395" calcext:value-type="float">
            <text:p>17,6399482617</text:p>
          </table:table-cell>
          <table:table-cell office:value-type="float" office:value="20.8945918385805" calcext:value-type="float">
            <text:p>20,8945918386</text:p>
          </table:table-cell>
          <table:table-cell office:value-type="float" office:value="3.1513841474048" calcext:value-type="float">
            <text:p>3,1513841474</text:p>
          </table:table-cell>
          <table:table-cell office:value-type="float" office:value="14.0239675883629" calcext:value-type="float">
            <text:p>14,0239675884</text:p>
          </table:table-cell>
        </table:table-row>
        <table:table-row table:style-name="ro1">
          <table:table-cell office:value-type="string" calcext:value-type="string">
            <text:p>semeval2015.d001.s049.gpickle</text:p>
          </table:table-cell>
          <table:table-cell office:value-type="float" office:value="21.4696417433376" calcext:value-type="float">
            <text:p>21,4696417433</text:p>
          </table:table-cell>
          <table:table-cell office:value-type="float" office:value="21.727526337606" calcext:value-type="float">
            <text:p>21,7275263376</text:p>
          </table:table-cell>
          <table:table-cell office:value-type="float" office:value="8.27959225144236" calcext:value-type="float">
            <text:p>8,2795922514</text:p>
          </table:table-cell>
          <table:table-cell office:value-type="float" office:value="-3.05395337776176" calcext:value-type="float">
            <text:p>-3,0539533778</text:p>
          </table:table-cell>
          <table:table-cell office:value-type="float" office:value="-1.90882107345875" calcext:value-type="float">
            <text:p>-1,9088210735</text:p>
          </table:table-cell>
          <table:table-cell office:value-type="float" office:value="6.20995989873563" calcext:value-type="float">
            <text:p>6,2099598987</text:p>
          </table:table-cell>
        </table:table-row>
        <table:table-row table:style-name="ro1">
          <table:table-cell office:value-type="string" calcext:value-type="string">
            <text:p>senseval3.d002.s007.gpickle</text:p>
          </table:table-cell>
          <table:table-cell office:value-type="float" office:value="6.21284536005501" calcext:value-type="float">
            <text:p>6,2128453601</text:p>
          </table:table-cell>
          <table:table-cell office:value-type="float" office:value="0.496225196329519" calcext:value-type="float">
            <text:p>0,4962251963</text:p>
          </table:table-cell>
          <table:table-cell office:value-type="float" office:value="8.78555257565544" calcext:value-type="float">
            <text:p>8,7855525757</text:p>
          </table:table-cell>
          <table:table-cell office:value-type="float" office:value="-57.4441567902764" calcext:value-type="float">
            <text:p>-57,4441567903</text:p>
          </table:table-cell>
          <table:table-cell office:value-type="float" office:value="-2.9501231360112" calcext:value-type="float">
            <text:p>-2,950123136</text:p>
          </table:table-cell>
          <table:table-cell office:value-type="float" office:value="-6.01673627626473" calcext:value-type="float">
            <text:p>-6,0167362763</text:p>
          </table:table-cell>
        </table:table-row>
      </table:table>
      <table:table table:name="comparacao_modelos" table:style-name="ta1">
        <table:table-column table:style-name="co1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aco_dist_sim_als</text:p>
          </table:table-cell>
          <table:table-cell office:value-type="string" calcext:value-type="string">
            <text:p>aco_dist_sim_jcn_log</text:p>
          </table:table-cell>
          <table:table-cell office:value-type="string" calcext:value-type="string">
            <text:p>aco_dist_sim_jcn_ratio</text:p>
          </table:table-cell>
          <table:table-cell office:value-type="string" calcext:value-type="string">
            <text:p>degree_sim_als</text:p>
          </table:table-cell>
          <table:table-cell office:value-type="string" calcext:value-type="string">
            <text:p>degree_sim_jcn_log</text:p>
          </table:table-cell>
          <table:table-cell office:value-type="string" calcext:value-type="string">
            <text:p>degree_sim_jcn_ratio</text:p>
          </table:table-cell>
          <table:table-cell office:value-type="string" calcext:value-type="string">
            <text:p>dijkstra_frasal_sim_als</text:p>
          </table:table-cell>
          <table:table-cell office:value-type="string" calcext:value-type="string">
            <text:p>dijkstra_frasal_sim_jcn_log</text:p>
          </table:table-cell>
          <table:table-cell office:value-type="string" calcext:value-type="string">
            <text:p>dijkstra_frasal_sim_jcn_ratio</text:p>
          </table:table-cell>
          <table:table-cell office:value-type="string" calcext:value-type="string">
            <text:p>dijkstra_pop2010_sim_als</text:p>
          </table:table-cell>
          <table:table-cell office:value-type="string" calcext:value-type="string">
            <text:p>dijkstra_pop2010_sim_jcn_log</text:p>
          </table:table-cell>
          <table:table-cell office:value-type="string" calcext:value-type="string">
            <text:p>dijkstra_pop2010_sim_jcn_ratio</text:p>
          </table:table-cell>
          <table:table-cell office:value-type="string" calcext:value-type="string">
            <text:p>gold_standard_sim_als</text:p>
          </table:table-cell>
          <table:table-cell office:value-type="string" calcext:value-type="string">
            <text:p>gold_standard_sim_jcn_log</text:p>
          </table:table-cell>
          <table:table-cell office:value-type="string" calcext:value-type="string">
            <text:p>gold_standard_sim_jcn_ratio</text:p>
          </table:table-cell>
          <table:table-cell office:value-type="string" calcext:value-type="string">
            <text:p>mfs_sim_als</text:p>
          </table:table-cell>
          <table:table-cell office:value-type="string" calcext:value-type="string">
            <text:p>mfs_sim_jcn_log</text:p>
          </table:table-cell>
          <table:table-cell office:value-type="string" calcext:value-type="string">
            <text:p>mfs_sim_jcn_ratio</text:p>
          </table:table-cell>
        </table:table-row>
        <table:table-row table:style-name="ro1">
          <table:table-cell office:value-type="string" calcext:value-type="string">
            <text:p>semeval2007.d000.s000.gpickle</text:p>
          </table:table-cell>
          <table:table-cell office:value-type="float" office:value="-7.4522242553716" calcext:value-type="float">
            <text:p>-7,4522242554</text:p>
          </table:table-cell>
          <table:table-cell office:value-type="float" office:value="8.19786789110343" calcext:value-type="float">
            <text:p>8,1978678911</text:p>
          </table:table-cell>
          <table:table-cell office:value-type="float" office:value="14.410600485306" calcext:value-type="float">
            <text:p>14,4106004853</text:p>
          </table:table-cell>
          <table:table-cell office:value-type="float" office:value="-6.79412759534265" calcext:value-type="float">
            <text:p>-6,7941275953</text:p>
          </table:table-cell>
          <table:table-cell office:value-type="float" office:value="9.27719613662914" calcext:value-type="float">
            <text:p>9,2771961366</text:p>
          </table:table-cell>
          <table:table-cell office:value-type="float" office:value="22.6481271810575" calcext:value-type="float">
            <text:p>22,6481271811</text:p>
          </table:table-cell>
          <table:table-cell table:number-columns-repeated="2" office:value-type="float" office:value="8.68761084370737" calcext:value-type="float">
            <text:p>8,6876108437</text:p>
          </table:table-cell>
          <table:table-cell office:value-type="float" office:value="8.75262515262515" calcext:value-type="float">
            <text:p>8,7526251526</text:p>
          </table:table-cell>
          <table:table-cell office:value-type="float" office:value="8.88405606174246" calcext:value-type="float">
            <text:p>8,8840560617</text:p>
          </table:table-cell>
          <table:table-cell office:value-type="float" office:value="8.68761084370737" calcext:value-type="float">
            <text:p>8,6876108437</text:p>
          </table:table-cell>
          <table:table-cell office:value-type="float" office:value="7.40708324704891" calcext:value-type="float">
            <text:p>7,407083247</text:p>
          </table:table-cell>
          <table:table-cell office:value-type="float" office:value="-7.23004498658869" calcext:value-type="float">
            <text:p>-7,2300449866</text:p>
          </table:table-cell>
          <table:table-cell office:value-type="float" office:value="8.84889228512756" calcext:value-type="float">
            <text:p>8,8488922851</text:p>
          </table:table-cell>
          <table:table-cell office:value-type="float" office:value="9.94045758480554" calcext:value-type="float">
            <text:p>9,9404575848</text:p>
          </table:table-cell>
          <table:table-cell office:value-type="float" office:value="-6.6720024757206" calcext:value-type="float">
            <text:p>-6,6720024757</text:p>
          </table:table-cell>
          <table:table-cell office:value-type="float" office:value="8.78786224302887" calcext:value-type="float">
            <text:p>8,787862243</text:p>
          </table:table-cell>
          <table:table-cell office:value-type="float" office:value="10.7316232086948" calcext:value-type="float">
            <text:p>10,7316232087</text:p>
          </table:table-cell>
        </table:table-row>
        <table:table-row table:style-name="ro1">
          <table:table-cell office:value-type="string" calcext:value-type="string">
            <text:p>semeval2013.d000.s006.gpickle</text:p>
          </table:table-cell>
          <table:table-cell office:value-type="float" office:value="-37.1877218093274" calcext:value-type="float">
            <text:p>-37,1877218093</text:p>
          </table:table-cell>
          <table:table-cell office:value-type="float" office:value="21.6158304835833" calcext:value-type="float">
            <text:p>21,6158304836</text:p>
          </table:table-cell>
          <table:table-cell office:value-type="float" office:value="71.7247171463349" calcext:value-type="float">
            <text:p>71,7247171463</text:p>
          </table:table-cell>
          <table:table-cell office:value-type="float" office:value="-50.7648869511612" calcext:value-type="float">
            <text:p>-50,7648869512</text:p>
          </table:table-cell>
          <table:table-cell office:value-type="float" office:value="23.5081834502954" calcext:value-type="float">
            <text:p>23,5081834503</text:p>
          </table:table-cell>
          <table:table-cell office:value-type="float" office:value="102.648672436208" calcext:value-type="float">
            <text:p>102,6486724362</text:p>
          </table:table-cell>
          <table:table-cell office:value-type="float" office:value="-37.5654105818063" calcext:value-type="float">
            <text:p>-37,5654105818</text:p>
          </table:table-cell>
          <table:table-cell office:value-type="float" office:value="22.5618171415582" calcext:value-type="float">
            <text:p>22,5618171416</text:p>
          </table:table-cell>
          <table:table-cell office:value-type="float" office:value="152.74588064679" calcext:value-type="float">
            <text:p>152,7458806468</text:p>
          </table:table-cell>
          <table:table-cell office:value-type="float" office:value="-37.023790243156" calcext:value-type="float">
            <text:p>-37,0237902432</text:p>
          </table:table-cell>
          <table:table-cell office:value-type="float" office:value="22.3782749768786" calcext:value-type="float">
            <text:p>22,3782749769</text:p>
          </table:table-cell>
          <table:table-cell office:value-type="float" office:value="89.2240363268156" calcext:value-type="float">
            <text:p>89,2240363268</text:p>
          </table:table-cell>
          <table:table-cell office:value-type="float" office:value="-49.4504086150745" calcext:value-type="float">
            <text:p>-49,4504086151</text:p>
          </table:table-cell>
          <table:table-cell office:value-type="float" office:value="17.9622063461464" calcext:value-type="float">
            <text:p>17,9622063461</text:p>
          </table:table-cell>
          <table:table-cell office:value-type="float" office:value="22.8462586616902" calcext:value-type="float">
            <text:p>22,8462586617</text:p>
          </table:table-cell>
          <table:table-cell office:value-type="float" office:value="-43.8353987193724" calcext:value-type="float">
            <text:p>-43,8353987194</text:p>
          </table:table-cell>
          <table:table-cell office:value-type="float" office:value="20.1898570506362" calcext:value-type="float">
            <text:p>20,1898570506</text:p>
          </table:table-cell>
          <table:table-cell office:value-type="float" office:value="49.9065330121725" calcext:value-type="float">
            <text:p>49,9065330122</text:p>
          </table:table-cell>
        </table:table-row>
        <table:table-row table:style-name="ro1">
          <table:table-cell office:value-type="string" calcext:value-type="string">
            <text:p>semeval2013.d001.s005.gpickle</text:p>
          </table:table-cell>
          <table:table-cell office:value-type="float" office:value="-59.1578628372877" calcext:value-type="float">
            <text:p>-59,1578628373</text:p>
          </table:table-cell>
          <table:table-cell office:value-type="float" office:value="18.2879965190644" calcext:value-type="float">
            <text:p>18,2879965191</text:p>
          </table:table-cell>
          <table:table-cell office:value-type="float" office:value="46.7002271511323" calcext:value-type="float">
            <text:p>46,7002271511</text:p>
          </table:table-cell>
          <table:table-cell office:value-type="float" office:value="-65.0109059792156" calcext:value-type="float">
            <text:p>-65,0109059792</text:p>
          </table:table-cell>
          <table:table-cell office:value-type="float" office:value="18.7985265161937" calcext:value-type="float">
            <text:p>18,7985265162</text:p>
          </table:table-cell>
          <table:table-cell office:value-type="float" office:value="46.7002271511323" calcext:value-type="float">
            <text:p>46,7002271511</text:p>
          </table:table-cell>
          <table:table-cell office:value-type="float" office:value="-70.4707144028161" calcext:value-type="float">
            <text:p>-70,4707144028</text:p>
          </table:table-cell>
          <table:table-cell office:value-type="float" office:value="16.0921571510673" calcext:value-type="float">
            <text:p>16,0921571511</text:p>
          </table:table-cell>
          <table:table-cell office:value-type="float" office:value="26.7990395101592" calcext:value-type="float">
            <text:p>26,7990395102</text:p>
          </table:table-cell>
          <table:table-cell office:value-type="float" office:value="-72.4881055624359" calcext:value-type="float">
            <text:p>-72,4881055624</text:p>
          </table:table-cell>
          <table:table-cell office:value-type="float" office:value="16.756695156033" calcext:value-type="float">
            <text:p>16,756695156</text:p>
          </table:table-cell>
          <table:table-cell office:value-type="float" office:value="37.9991265850803" calcext:value-type="float">
            <text:p>37,9991265851</text:p>
          </table:table-cell>
          <table:table-cell office:value-type="float" office:value="-65.5997306197208" calcext:value-type="float">
            <text:p>-65,5997306197</text:p>
          </table:table-cell>
          <table:table-cell office:value-type="float" office:value="17.4657585004831" calcext:value-type="float">
            <text:p>17,4657585005</text:p>
          </table:table-cell>
          <table:table-cell office:value-type="float" office:value="33.7147340309815" calcext:value-type="float">
            <text:p>33,714734031</text:p>
          </table:table-cell>
          <table:table-cell office:value-type="float" office:value="-59.2621625078397" calcext:value-type="float">
            <text:p>-59,2621625078</text:p>
          </table:table-cell>
          <table:table-cell office:value-type="float" office:value="17.2321887064246" calcext:value-type="float">
            <text:p>17,2321887064</text:p>
          </table:table-cell>
          <table:table-cell office:value-type="float" office:value="30.8131069453217" calcext:value-type="float">
            <text:p>30,8131069453</text:p>
          </table:table-cell>
        </table:table-row>
        <table:table-row table:style-name="ro1">
          <table:table-cell office:value-type="string" calcext:value-type="string">
            <text:p>semeval2013.d003.s009.gpickle</text:p>
          </table:table-cell>
          <table:table-cell office:value-type="float" office:value="-23.1635798193341" calcext:value-type="float">
            <text:p>-23,1635798193</text:p>
          </table:table-cell>
          <table:table-cell office:value-type="float" office:value="11.2174897484778" calcext:value-type="float">
            <text:p>11,2174897485</text:p>
          </table:table-cell>
          <table:table-cell office:value-type="float" office:value="26.3788816950878" calcext:value-type="float">
            <text:p>26,3788816951</text:p>
          </table:table-cell>
          <table:table-cell office:value-type="float" office:value="-23.1635798193341" calcext:value-type="float">
            <text:p>-23,1635798193</text:p>
          </table:table-cell>
          <table:table-cell office:value-type="float" office:value="11.2174897484778" calcext:value-type="float">
            <text:p>11,2174897485</text:p>
          </table:table-cell>
          <table:table-cell office:value-type="float" office:value="26.3788816950878" calcext:value-type="float">
            <text:p>26,3788816951</text:p>
          </table:table-cell>
          <table:table-cell office:value-type="float" office:value="-23.1126533365804" calcext:value-type="float">
            <text:p>-23,1126533366</text:p>
          </table:table-cell>
          <table:table-cell office:value-type="float" office:value="11.43599912547" calcext:value-type="float">
            <text:p>11,4359991255</text:p>
          </table:table-cell>
          <table:table-cell office:value-type="float" office:value="64.9401260255522" calcext:value-type="float">
            <text:p>64,9401260256</text:p>
          </table:table-cell>
          <table:table-cell office:value-type="float" office:value="-23.1126533365804" calcext:value-type="float">
            <text:p>-23,1126533366</text:p>
          </table:table-cell>
          <table:table-cell office:value-type="float" office:value="12.1583333588021" calcext:value-type="float">
            <text:p>12,1583333588</text:p>
          </table:table-cell>
          <table:table-cell office:value-type="float" office:value="19.1025366971711" calcext:value-type="float">
            <text:p>19,1025366972</text:p>
          </table:table-cell>
          <table:table-cell office:value-type="float" office:value="-23.1635798193341" calcext:value-type="float">
            <text:p>-23,1635798193</text:p>
          </table:table-cell>
          <table:table-cell office:value-type="float" office:value="11.2174897484778" calcext:value-type="float">
            <text:p>11,2174897485</text:p>
          </table:table-cell>
          <table:table-cell office:value-type="float" office:value="26.3788816950878" calcext:value-type="float">
            <text:p>26,3788816951</text:p>
          </table:table-cell>
          <table:table-cell office:value-type="float" office:value="-28.7167616128304" calcext:value-type="float">
            <text:p>-28,7167616128</text:p>
          </table:table-cell>
          <table:table-cell office:value-type="float" office:value="9.70307541504239" calcext:value-type="float">
            <text:p>9,703075415</text:p>
          </table:table-cell>
          <table:table-cell office:value-type="float" office:value="7.94428930218212" calcext:value-type="float">
            <text:p>7,9442893022</text:p>
          </table:table-cell>
        </table:table-row>
        <table:table-row table:style-name="ro1">
          <table:table-cell office:value-type="string" calcext:value-type="string">
            <text:p>semeval2013.d010.s019.gpickle</text:p>
          </table:table-cell>
          <table:table-cell office:value-type="float" office:value="-11.9832884750894" calcext:value-type="float">
            <text:p>-11,9832884751</text:p>
          </table:table-cell>
          <table:table-cell office:value-type="float" office:value="4.60380335711742" calcext:value-type="float">
            <text:p>4,6038033571</text:p>
          </table:table-cell>
          <table:table-cell office:value-type="float" office:value="4.92486190565325" calcext:value-type="float">
            <text:p>4,9248619057</text:p>
          </table:table-cell>
          <table:table-cell office:value-type="float" office:value="-13.6710987584637" calcext:value-type="float">
            <text:p>-13,6710987585</text:p>
          </table:table-cell>
          <table:table-cell office:value-type="float" office:value="5.22857271932737" calcext:value-type="float">
            <text:p>5,2285727193</text:p>
          </table:table-cell>
          <table:table-cell office:value-type="float" office:value="23.2194158844767" calcext:value-type="float">
            <text:p>23,2194158845</text:p>
          </table:table-cell>
          <table:table-cell office:value-type="float" office:value="-14.527742616057" calcext:value-type="float">
            <text:p>-14,5277426161</text:p>
          </table:table-cell>
          <table:table-cell office:value-type="float" office:value="3.38819571736815" calcext:value-type="float">
            <text:p>3,3881957174</text:p>
          </table:table-cell>
          <table:table-cell office:value-type="float" office:value="3.65599120719295" calcext:value-type="float">
            <text:p>3,6559912072</text:p>
          </table:table-cell>
          <table:table-cell office:value-type="float" office:value="-14.527742616057" calcext:value-type="float">
            <text:p>-14,5277426161</text:p>
          </table:table-cell>
          <table:table-cell office:value-type="float" office:value="3.38819571736815" calcext:value-type="float">
            <text:p>3,3881957174</text:p>
          </table:table-cell>
          <table:table-cell office:value-type="float" office:value="11.8730085748474" calcext:value-type="float">
            <text:p>11,8730085748</text:p>
          </table:table-cell>
          <table:table-cell office:value-type="float" office:value="-13.6457809504794" calcext:value-type="float">
            <text:p>-13,6457809505</text:p>
          </table:table-cell>
          <table:table-cell office:value-type="float" office:value="3.74656734511727" calcext:value-type="float">
            <text:p>3,7465673451</text:p>
          </table:table-cell>
          <table:table-cell office:value-type="float" office:value="3.91483074814619" calcext:value-type="float">
            <text:p>3,9148307481</text:p>
          </table:table-cell>
          <table:table-cell office:value-type="float" office:value="-11.9190181532805" calcext:value-type="float">
            <text:p>-11,9190181533</text:p>
          </table:table-cell>
          <table:table-cell office:value-type="float" office:value="5.00095207987326" calcext:value-type="float">
            <text:p>5,0009520799</text:p>
          </table:table-cell>
          <table:table-cell office:value-type="float" office:value="18.7537541017084" calcext:value-type="float">
            <text:p>18,7537541017</text:p>
          </table:table-cell>
        </table:table-row>
        <table:table-row table:style-name="ro1">
          <table:table-cell office:value-type="string" calcext:value-type="string">
            <text:p>semeval2013.d012.s010.gpickle</text:p>
          </table:table-cell>
          <table:table-cell office:value-type="float" office:value="-1E+300" calcext:value-type="float">
            <text:p>-1E+300</text:p>
          </table:table-cell>
          <table:table-cell office:value-type="float" office:value="18.3621490160958" calcext:value-type="float">
            <text:p>18,3621490161</text:p>
          </table:table-cell>
          <table:table-cell office:value-type="float" office:value="89.7291781589314" calcext:value-type="float">
            <text:p>89,7291781589</text:p>
          </table:table-cell>
          <table:table-cell office:value-type="float" office:value="-1E+300" calcext:value-type="float">
            <text:p>-1E+300</text:p>
          </table:table-cell>
          <table:table-cell office:value-type="float" office:value="25.0001247063065" calcext:value-type="float">
            <text:p>25,0001247063</text:p>
          </table:table-cell>
          <table:table-cell office:value-type="float" office:value="97.8333730753961" calcext:value-type="float">
            <text:p>97,8333730754</text:p>
          </table:table-cell>
          <table:table-cell office:value-type="float" office:value="-2E+300" calcext:value-type="float">
            <text:p>-2E+300</text:p>
          </table:table-cell>
          <table:table-cell office:value-type="float" office:value="17.0709714534114" calcext:value-type="float">
            <text:p>17,0709714534</text:p>
          </table:table-cell>
          <table:table-cell office:value-type="float" office:value="28.5216040671495" calcext:value-type="float">
            <text:p>28,5216040671</text:p>
          </table:table-cell>
          <table:table-cell office:value-type="float" office:value="-1E+300" calcext:value-type="float">
            <text:p>-1E+300</text:p>
          </table:table-cell>
          <table:table-cell office:value-type="float" office:value="23.0967436929215" calcext:value-type="float">
            <text:p>23,0967436929</text:p>
          </table:table-cell>
          <table:table-cell office:value-type="float" office:value="33.3183590679885" calcext:value-type="float">
            <text:p>33,318359068</text:p>
          </table:table-cell>
          <table:table-cell office:value-type="float" office:value="-2E+300" calcext:value-type="float">
            <text:p>-2E+300</text:p>
          </table:table-cell>
          <table:table-cell office:value-type="float" office:value="24.247199575357" calcext:value-type="float">
            <text:p>24,2471995754</text:p>
          </table:table-cell>
          <table:table-cell office:value-type="float" office:value="33.0759126528495" calcext:value-type="float">
            <text:p>33,0759126528</text:p>
          </table:table-cell>
          <table:table-cell office:value-type="float" office:value="-2E+300" calcext:value-type="float">
            <text:p>-2E+300</text:p>
          </table:table-cell>
          <table:table-cell office:value-type="float" office:value="24.2891720891482" calcext:value-type="float">
            <text:p>24,2891720891</text:p>
          </table:table-cell>
          <table:table-cell office:value-type="float" office:value="33.9481307151113" calcext:value-type="float">
            <text:p>33,9481307151</text:p>
          </table:table-cell>
        </table:table-row>
        <table:table-row table:style-name="ro1">
          <table:table-cell office:value-type="string" calcext:value-type="string">
            <text:p>semeval2015.d001.s004.gpickle</text:p>
          </table:table-cell>
          <table:table-cell office:value-type="float" office:value="14.0239675883629" calcext:value-type="float">
            <text:p>14,0239675884</text:p>
          </table:table-cell>
          <table:table-cell office:value-type="float" office:value="16.5939797065568" calcext:value-type="float">
            <text:p>16,5939797066</text:p>
          </table:table-cell>
          <table:table-cell office:value-type="float" office:value="50.5137759938841" calcext:value-type="float">
            <text:p>50,5137759939</text:p>
          </table:table-cell>
          <table:table-cell table:number-columns-repeated="2" office:value-type="float" office:value="17.6399482617395" calcext:value-type="float">
            <text:p>17,6399482617</text:p>
          </table:table-cell>
          <table:table-cell office:value-type="float" office:value="60.6424830023215" calcext:value-type="float">
            <text:p>60,6424830023</text:p>
          </table:table-cell>
          <table:table-cell table:number-columns-repeated="2" office:value-type="float" office:value="20.8945918385805" calcext:value-type="float">
            <text:p>20,8945918386</text:p>
          </table:table-cell>
          <table:table-cell office:value-type="float" office:value="14.8743694812346" calcext:value-type="float">
            <text:p>14,8743694812</text:p>
          </table:table-cell>
          <table:table-cell office:value-type="float" office:value="3.1513841474048" calcext:value-type="float">
            <text:p>3,1513841474</text:p>
          </table:table-cell>
          <table:table-cell office:value-type="float" office:value="20.9506702658153" calcext:value-type="float">
            <text:p>20,9506702658</text:p>
          </table:table-cell>
          <table:table-cell office:value-type="float" office:value="15.3326582413481" calcext:value-type="float">
            <text:p>15,3326582413</text:p>
          </table:table-cell>
          <table:table-cell table:number-columns-repeated="2" office:value-type="float" office:value="14.9702006768521" calcext:value-type="float">
            <text:p>14,9702006769</text:p>
          </table:table-cell>
          <table:table-cell office:value-type="float" office:value="49.6962271305337" calcext:value-type="float">
            <text:p>49,6962271305</text:p>
          </table:table-cell>
          <table:table-cell table:number-columns-repeated="2" office:value-type="float" office:value="15.4709759647646" calcext:value-type="float">
            <text:p>15,4709759648</text:p>
          </table:table-cell>
          <table:table-cell office:value-type="float" office:value="50.0557509400575" calcext:value-type="float">
            <text:p>50,0557509401</text:p>
          </table:table-cell>
        </table:table-row>
        <table:table-row table:style-name="ro1">
          <table:table-cell office:value-type="string" calcext:value-type="string">
            <text:p>semeval2015.d001.s049.gpickle</text:p>
          </table:table-cell>
          <table:table-cell office:value-type="float" office:value="6.20995989873563" calcext:value-type="float">
            <text:p>6,2099598987</text:p>
          </table:table-cell>
          <table:table-cell office:value-type="float" office:value="20.8669915785753" calcext:value-type="float">
            <text:p>20,8669915786</text:p>
          </table:table-cell>
          <table:table-cell office:value-type="float" office:value="21.7370258180521" calcext:value-type="float">
            <text:p>21,7370258181</text:p>
          </table:table-cell>
          <table:table-cell office:value-type="float" office:value="8.27959225144236" calcext:value-type="float">
            <text:p>8,2795922514</text:p>
          </table:table-cell>
          <table:table-cell office:value-type="float" office:value="21.0008796006484" calcext:value-type="float">
            <text:p>21,0008796006</text:p>
          </table:table-cell>
          <table:table-cell office:value-type="float" office:value="24.1569003758177" calcext:value-type="float">
            <text:p>24,1569003758</text:p>
          </table:table-cell>
          <table:table-cell office:value-type="float" office:value="-3.05395337776176" calcext:value-type="float">
            <text:p>-3,0539533778</text:p>
          </table:table-cell>
          <table:table-cell office:value-type="float" office:value="12.8271065676951" calcext:value-type="float">
            <text:p>12,8271065677</text:p>
          </table:table-cell>
          <table:table-cell office:value-type="float" office:value="6.68190107485749" calcext:value-type="float">
            <text:p>6,6819010749</text:p>
          </table:table-cell>
          <table:table-cell office:value-type="float" office:value="-1.90882107345875" calcext:value-type="float">
            <text:p>-1,9088210735</text:p>
          </table:table-cell>
          <table:table-cell office:value-type="float" office:value="14.6677545217387" calcext:value-type="float">
            <text:p>14,6677545217</text:p>
          </table:table-cell>
          <table:table-cell office:value-type="float" office:value="7.84461198981247" calcext:value-type="float">
            <text:p>7,8446119898</text:p>
          </table:table-cell>
          <table:table-cell table:number-columns-repeated="2" office:value-type="float" office:value="21.4696417433376" calcext:value-type="float">
            <text:p>21,4696417433</text:p>
          </table:table-cell>
          <table:table-cell office:value-type="float" office:value="4.01685893777075" calcext:value-type="float">
            <text:p>4,0168589378</text:p>
          </table:table-cell>
          <table:table-cell table:number-columns-repeated="2" office:value-type="float" office:value="21.727526337606" calcext:value-type="float">
            <text:p>21,7275263376</text:p>
          </table:table-cell>
          <table:table-cell office:value-type="float" office:value="8.79820856227106" calcext:value-type="float">
            <text:p>8,7982085623</text:p>
          </table:table-cell>
        </table:table-row>
        <table:table-row table:style-name="ro1">
          <table:table-cell office:value-type="string" calcext:value-type="string">
            <text:p>senseval3.d002.s007.gpickle</text:p>
          </table:table-cell>
          <table:table-cell office:value-type="float" office:value="-6.01673627626473" calcext:value-type="float">
            <text:p>-6,0167362763</text:p>
          </table:table-cell>
          <table:table-cell office:value-type="float" office:value="21.3676598610985" calcext:value-type="float">
            <text:p>21,3676598611</text:p>
          </table:table-cell>
          <table:table-cell office:value-type="float" office:value="41.5777339290895" calcext:value-type="float">
            <text:p>41,5777339291</text:p>
          </table:table-cell>
          <table:table-cell office:value-type="float" office:value="8.78555257565544" calcext:value-type="float">
            <text:p>8,7855525757</text:p>
          </table:table-cell>
          <table:table-cell office:value-type="float" office:value="100028.981929791" calcext:value-type="float">
            <text:p>100028,981929791</text:p>
          </table:table-cell>
          <table:table-cell office:value-type="float" office:value="100105.589971913" calcext:value-type="float">
            <text:p>100105,589971913</text:p>
          </table:table-cell>
          <table:table-cell office:value-type="float" office:value="-57.4441567902764" calcext:value-type="float">
            <text:p>-57,4441567903</text:p>
          </table:table-cell>
          <table:table-cell office:value-type="float" office:value="24.359875995489" calcext:value-type="float">
            <text:p>24,3598759955</text:p>
          </table:table-cell>
          <table:table-cell office:value-type="float" office:value="26.9741435738441" calcext:value-type="float">
            <text:p>26,9741435738</text:p>
          </table:table-cell>
          <table:table-cell office:value-type="float" office:value="-2.9501231360112" calcext:value-type="float">
            <text:p>-2,950123136</text:p>
          </table:table-cell>
          <table:table-cell office:value-type="float" office:value="23.9780380316578" calcext:value-type="float">
            <text:p>23,9780380317</text:p>
          </table:table-cell>
          <table:table-cell office:value-type="float" office:value="37.6405500106309" calcext:value-type="float">
            <text:p>37,6405500106</text:p>
          </table:table-cell>
          <table:table-cell office:value-type="float" office:value="6.21284536005501" calcext:value-type="float">
            <text:p>6,2128453601</text:p>
          </table:table-cell>
          <table:table-cell office:value-type="float" office:value="100026.409222575" calcext:value-type="float">
            <text:p>100026,409222575</text:p>
          </table:table-cell>
          <table:table-cell office:value-type="float" office:value="100054.020722727" calcext:value-type="float">
            <text:p>100054,020722727</text:p>
          </table:table-cell>
          <table:table-cell office:value-type="float" office:value="0.496225196329519" calcext:value-type="float">
            <text:p>0,4962251963</text:p>
          </table:table-cell>
          <table:table-cell office:value-type="float" office:value="100023.262854026" calcext:value-type="float">
            <text:p>100023,262854026</text:p>
          </table:table-cell>
          <table:table-cell office:value-type="float" office:value="100025.148572234" calcext:value-type="float">
            <text:p>100025,148572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2T14:12:28.818531494</dc:date>
    <meta:editing-duration>PT3H3M30S</meta:editing-duration>
    <meta:editing-cycles>1</meta:editing-cycles>
    <meta:document-statistic meta:table-count="4" meta:cell-count="396" meta:object-count="0"/>
    <meta:generator>LibreOffice/5.1.6.2$Linux_X86_64 LibreOffice_project/10m0$Build-2</meta:generator>
  </office:meta>
</office:document-meta>
</file>